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03mm"/>
    </style:style>
    <style:style style:name="co2" style:family="table-column">
      <style:table-column-properties fo:break-before="auto" style:column-width="20.8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25.8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12mm"/>
    </style:style>
    <style:style style:name="co10" style:family="table-column">
      <style:table-column-properties fo:break-before="auto" style:column-width="7.62mm"/>
    </style:style>
    <style:style style:name="co11" style:family="table-column">
      <style:table-column-properties fo:break-before="auto" style:column-width="21.18mm"/>
    </style:style>
    <style:style style:name="co12" style:family="table-column">
      <style:table-column-properties fo:break-before="auto" style:column-width="20.18mm"/>
    </style:style>
    <style:style style:name="co13" style:family="table-column">
      <style:table-column-properties fo:break-before="auto" style:column-width="19.91mm"/>
    </style:style>
    <style:style style:name="co14" style:family="table-column">
      <style:table-column-properties fo:break-before="auto" style:column-width="22.67mm"/>
    </style:style>
    <style:style style:name="co15" style:family="table-column">
      <style:table-column-properties fo:break-before="auto" style:column-width="24.73mm"/>
    </style:style>
    <style:style style:name="co16" style:family="table-column">
      <style:table-column-properties fo:break-before="auto" style:column-width="5.77mm"/>
    </style:style>
    <style:style style:name="co17" style:family="table-column">
      <style:table-column-properties fo:break-before="auto" style:column-width="23.95mm"/>
    </style:style>
    <style:style style:name="ro1" style:family="table-row">
      <style:table-row-properties style:row-height="4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23ff2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3ff23" fo:border="0.06pt solid #000000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e6ff00" fo:border="0.06pt solid #000000"/>
    </style:style>
    <style:style style:name="ce18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</style:style>
    <style:style style:name="ce23" style:family="table-cell" style:parent-style-name="Default">
      <style:table-cell-properties fo:border-bottom="none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 style:data-style-name="N1">
      <style:table-cell-properties fo:border="0.06pt solid #000000"/>
    </style:style>
    <style:style style:name="ce28" style:family="table-cell" style:parent-style-name="Default">
      <style:table-cell-properties fo:border-bottom="0.06pt solid #000000" fo:background-color="#ff0000" fo:border-left="none" fo:border-right="none" fo:border-top="0.06pt solid #000000"/>
    </style:style>
    <style:style style:name="ce29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ackground-color="transparent"/>
    </style:style>
    <style:style style:name="ce33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tyle="italic" style:font-style-asian="italic" style:font-style-complex="italic"/>
    </style:style>
    <style:style style:name="ce35" style:family="table-cell" style:parent-style-name="Default" style:data-style-name="N2">
      <style:text-properties fo:color="#b3b3b3" fo:font-style="italic" style:font-style-asian="italic" style:font-style-complex="italic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 fo:font-style="italic" style:font-style-asian="italic" style:font-style-complex="italic"/>
    </style:style>
    <style:style style:name="ce38" style:family="table-cell" style:parent-style-name="Default" style:data-style-name="N2">
      <style:text-properties fo:color="#b3b3b3" fo:font-style="italic" style:font-style-asian="italic" style:font-weight-asian="bold" style:font-style-complex="italic" style:font-weight-complex="bold"/>
    </style:style>
    <style:style style:name="ce39" style:family="table-cell" style:parent-style-name="Default" style:data-style-name="N1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">
      <style:table-cell-properties fo:background-color="transparent" fo:border="none"/>
    </style:style>
    <style:style style:name="ce4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 fo:font-size="8pt" fo:font-style="italic" style:font-size-asian="8pt" style:font-style-asian="italic" style:font-size-complex="8pt" style:font-style-complex="italic"/>
    </style:style>
    <style:style style:name="ce43" style:family="table-cell" style:parent-style-name="Default" style:data-style-name="N2">
      <style:table-cell-properties fo:background-color="transparent"/>
      <style:text-properties fo:color="#b3b3b3" fo:font-style="italic" style:font-style-asian="italic" style:font-style-complex="italic"/>
    </style:style>
    <style:style style:name="ce44" style:family="table-cell" style:parent-style-name="Default">
      <style:table-cell-properties fo:background-color="#cccccc" fo:border="0.06pt solid #000000"/>
      <style:text-properties fo:color="#000000" fo:font-style="italic" style:font-style-asian="italic" style:font-style-complex="italic"/>
    </style:style>
    <style:style style:name="ce45" style:family="table-cell" style:parent-style-name="Default" style:data-style-name="N2">
      <style:table-cell-properties fo:background-color="transparent"/>
      <style:text-properties fo:color="#b3b3b3" fo:font-style="italic" style:font-style-asian="italic" style:font-weight-asian="bold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DET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/>
          <table:table-cell table:style-name="ce3"/>
          <table:table-cell/>
          <table:table-cell table:style-name="ce10" office:value-type="string" calcext:value-type="string" table:number-columns-spanned="3" table:number-rows-spanned="1">
            <text:p>Début du jeu<text:span text:style-name="T1"> →</text:span> Mort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Naissance → Fin du jeu</text:p>
          </table:table-cell>
          <table:covered-table-cell table:number-columns-repeated="2" table:style-name="ce17"/>
          <table:table-cell table:number-columns-repeated="2"/>
          <table:table-cell table:style-name="ce34" office:value-type="string" calcext:value-type="string" table:number-columns-spanned="2" table:number-rows-spanned="1">
            <text:p>Sans banque</text:p>
          </table:table-cell>
          <table:covered-table-cell table:style-name="ce36"/>
          <table:table-cell table:style-name="ce34" office:value-type="string" calcext:value-type="string" table:number-columns-spanned="2" table:number-rows-spanned="1">
            <text:p>Avec banque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1" office:value-type="string" calcext:value-type="string">
            <text:p>Géneration</text:p>
          </table:table-cell>
          <table:table-cell table:style-name="ce1" office:value-type="string" calcext:value-type="string">
            <text:p>Numéro</text:p>
          </table:table-cell>
          <table:table-cell table:style-name="ce7" office:value-type="string" calcext:value-type="string">
            <text:p>Nom joueur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</text:p>
          </table:table-cell>
          <table:table-cell table:style-name="ce11" office:value-type="string" calcext:value-type="string">
            <text:p>Total</text:p>
          </table:table-cell>
          <table:table-cell table:style-name="ce24"/>
          <table:table-cell table:style-name="ce34" office:value-type="string" calcext:value-type="string">
            <text:p>Moyenne</text:p>
          </table:table-cell>
          <table:table-cell table:style-name="ce37" office:value-type="string" calcext:value-type="string">
            <text:p>Ecart type</text:p>
          </table:table-cell>
          <table:table-cell table:style-name="ce34" office:value-type="string" calcext:value-type="string">
            <text:p>Moyenne</text:p>
          </table:table-cell>
          <table:table-cell table:style-name="ce37" office:value-type="string" calcext:value-type="string">
            <text:p>Ecart type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noit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7" table:number-columns-repeated="3"/>
          <table:table-cell table:style-name="ce26" table:formula="of:=(4*[.D3]+[.E3]+[.F3]) + (4*[.G3]+[.H3]+[.I3])" office:value-type="float" office:value="12" calcext:value-type="float">
            <text:p>12</text:p>
          </table:table-cell>
          <table:table-cell table:style-name="ce14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.B3]+1" office:value-type="float" office:value="2" calcext:value-type="float">
            <text:p>2</text:p>
          </table:table-cell>
          <table:table-cell office:value-type="string" calcext:value-type="string">
            <text:p>Laetitia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7" table:number-columns-repeated="3"/>
          <table:table-cell table:style-name="ce26" table:formula="of:=(4*[.D4]+[.E4]+[.F4]) + (4*[.G4]+[.H4]+[.I4])" office:value-type="float" office:value="16" calcext:value-type="float">
            <text:p>16</text:p>
          </table:table-cell>
          <table:table-cell table:style-name="ce14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4]+1" office:value-type="float" office:value="3" calcext:value-type="float">
            <text:p>3</text:p>
          </table:table-cell>
          <table:table-cell office:value-type="string" calcext:value-type="string">
            <text:p>Lionel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7" table:number-columns-repeated="3"/>
          <table:table-cell table:style-name="ce26" table:formula="of:=(4*[.D5]+[.E5]+[.F5]) + (4*[.G5]+[.H5]+[.I5])" office:value-type="float" office:value="36" calcext:value-type="float">
            <text:p>36</text:p>
          </table:table-cell>
          <table:table-cell table:style-name="ce14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5]+1" office:value-type="float" office:value="4" calcext:value-type="float">
            <text:p>4</text:p>
          </table:table-cell>
          <table:table-cell office:value-type="string" calcext:value-type="string">
            <text:p>Ludo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7" table:number-columns-repeated="3"/>
          <table:table-cell table:style-name="ce26" table:formula="of:=(4*[.D6]+[.E6]+[.F6]) + (4*[.G6]+[.H6]+[.I6])" office:value-type="float" office:value="16" calcext:value-type="float">
            <text:p>16</text:p>
          </table:table-cell>
          <table:table-cell table:style-name="ce14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6]+1" office:value-type="float" office:value="5" calcext:value-type="float">
            <text:p>5</text:p>
          </table:table-cell>
          <table:table-cell office:value-type="string" calcext:value-type="string">
            <text:p>Steph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7]*4*3+[.E7]*3+[.F7])/3 + ([.G7]*4*3+[.H7]*3+[.I7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7]+1" office:value-type="float" office:value="6" calcext:value-type="float">
            <text:p>6</text:p>
          </table:table-cell>
          <table:table-cell office:value-type="string" calcext:value-type="string">
            <text:p>Vincent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8]*4*3+[.E8]*3+[.F8])/3 + ([.G8]*4*3+[.H8]*3+[.I8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8]+1" office:value-type="float" office:value="7" calcext:value-type="float">
            <text:p>7</text:p>
          </table:table-cell>
          <table:table-cell office:value-type="string" calcext:value-type="string">
            <text:p>Benoît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9]*4*3+[.E9]*3+[.F9])/3 + ([.G9]*4*3+[.H9]*3+[.I9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9]+1" office:value-type="float" office:value="8" calcext:value-type="float">
            <text:p>8</text:p>
          </table:table-cell>
          <table:table-cell office:value-type="string" calcext:value-type="string">
            <text:p>Etienn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0]*4*3+[.E10]*3+[.F10])/3 + ([.G10]*4*3+[.H10]*3+[.I10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.B10]+1" office:value-type="float" office:value="9" calcext:value-type="float">
            <text:p>9</text:p>
          </table:table-cell>
          <table:table-cell office:value-type="string" calcext:value-type="string">
            <text:p>Pierr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1]*4*3+[.E11]*3+[.F11])/3 + ([.G11]*4*3+[.H11]*3+[.I11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formula="of:=[.B11]+1" office:value-type="float" office:value="10" calcext:value-type="float">
            <text:p>10</text:p>
          </table:table-cell>
          <table:table-cell office:value-type="string" calcext:value-type="string">
            <text:p>Jacques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2]*4*3+[.E12]*3+[.F12])/3 + ([.G12]*4*3+[.H12]*3+[.I12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12]+1" office:value-type="float" office:value="11" calcext:value-type="float">
            <text:p>11</text:p>
          </table:table-cell>
          <table:table-cell table:style-name="ce2" office:value-type="string" calcext:value-type="string">
            <text:p>Jean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3]*4*3+[.E13]*3+[.F13])/3 + ([.G13]*4*3+[.H13]*3+[.I13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.B13]+1" office:value-type="float" office:value="12" calcext:value-type="float">
            <text:p>12</text:p>
          </table:table-cell>
          <table:table-cell office:value-type="string" calcext:value-type="string">
            <text:p>Magali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4]*4*3+[.E14]*3+[.F14])/3 + ([.G14]*4*3+[.H14]*3+[.I14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4]+1" office:value-type="float" office:value="13" calcext:value-type="float">
            <text:p>13</text:p>
          </table:table-cell>
          <table:table-cell office:value-type="string" calcext:value-type="string">
            <text:p>Carol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5]*4*3+[.E15]*3+[.F15])/3 + ([.G15]*4*3+[.H15]*3+[.I15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5]+1" office:value-type="float" office:value="14" calcext:value-type="float">
            <text:p>14</text:p>
          </table:table-cell>
          <table:table-cell office:value-type="string" calcext:value-type="string">
            <text:p>Alfred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6]*4*3+[.E16]*3+[.F16])/3 + ([.G16]*4*3+[.H16]*3+[.I16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16]+1" office:value-type="float" office:value="15" calcext:value-type="float">
            <text:p>15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17]*4*3+[.E17]*3+[.F17])/3 + ([.G17]*4*3+[.H17]*3+[.I17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17]+1" office:value-type="float" office:value="16" calcext:value-type="float">
            <text:p>16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18]*4*3+[.E18]*3+[.F18])/3 + ([.G18]*4*3+[.H18]*3+[.I18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18]+1" office:value-type="float" office:value="17" calcext:value-type="float">
            <text:p>17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19]*4*3+[.E19]*3+[.F19])/3 + ([.G19]*4*3+[.H19]*3+[.I19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19]+1" office:value-type="float" office:value="18" calcext:value-type="float">
            <text:p>18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0]*4*3+[.E20]*3+[.F20])/3 + ([.G20]*4*3+[.H20]*3+[.I20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0]+1" office:value-type="float" office:value="19" calcext:value-type="float">
            <text:p>19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1]*4*3+[.E21]*3+[.F21])/3 + ([.G21]*4*3+[.H21]*3+[.I21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1]+1" office:value-type="float" office:value="20" calcext:value-type="float">
            <text:p>20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2]*4*3+[.E22]*3+[.F22])/3 + ([.G22]*4*3+[.H22]*3+[.I22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2]+1" office:value-type="float" office:value="21" calcext:value-type="float">
            <text:p>21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3]*4*3+[.E23]*3+[.F23])/3 + ([.G23]*4*3+[.H23]*3+[.I23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5" table:formula="of:=[.B23]+1" office:value-type="float" office:value="22" calcext:value-type="float">
            <text:p>22</text:p>
          </table:table-cell>
          <table:table-cell table:style-name="ce2"/>
          <table:table-cell table:style-name="ce12" table:number-columns-repeated="3"/>
          <table:table-cell table:style-name="ce17" table:number-columns-repeated="3"/>
          <table:table-cell table:style-name="ce27" table:formula="of:=([.D24]*4*3+[.E24]*3+[.F24])/3 + ([.G24]*4*3+[.H24]*3+[.I24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4]+1" office:value-type="float" office:value="23" calcext:value-type="float">
            <text:p>23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5]*4*3+[.E25]*3+[.F25])/3 + ([.G25]*4*3+[.H25]*3+[.I25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5]+1" office:value-type="float" office:value="24" calcext:value-type="float">
            <text:p>24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6]*4*3+[.E26]*3+[.F26])/3 + ([.G26]*4*3+[.H26]*3+[.I26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6]+1" office:value-type="float" office:value="25" calcext:value-type="float">
            <text:p>25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7]*4*3+[.E27]*3+[.F27])/3 + ([.G27]*4*3+[.H27]*3+[.I27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4" table:formula="of:=[.B27]+1" office:value-type="float" office:value="26" calcext:value-type="float">
            <text:p>26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8]*4*3+[.E28]*3+[.F28])/3 + ([.G28]*4*3+[.H28]*3+[.I28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style-name="ce2"/>
          <table:table-cell/>
        </table:table-row>
        <table:table-row table:style-name="ro2">
          <table:table-cell/>
          <table:table-cell table:style-name="ce4" table:formula="of:=[.B28]+1" office:value-type="float" office:value="27" calcext:value-type="float">
            <text:p>27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9]*4*3+[.E29]*3+[.F29])/3 + ([.G29]*4*3+[.H29]*3+[.I29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style-name="ce2"/>
          <table:table-cell/>
        </table:table-row>
        <table:table-row table:style-name="ro2">
          <table:table-cell/>
          <table:table-cell table:style-name="ce4" table:formula="of:=[.B29]+1" office:value-type="float" office:value="28" calcext:value-type="float">
            <text:p>28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30]*4*3+[.E30]*3+[.F30])/3 + ([.G30]*4*3+[.H30]*3+[.I30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style-name="ce2"/>
          <table:table-cell/>
        </table:table-row>
        <table:table-row table:style-name="ro2">
          <table:table-cell/>
          <table:table-cell table:style-name="ce4" table:formula="of:=[.B30]+1" office:value-type="float" office:value="29" calcext:value-type="float">
            <text:p>29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31]*4*3+[.E31]*3+[.F31])/3 + ([.G31]*4*3+[.H31]*3+[.I31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style-name="ce2"/>
          <table:table-cell/>
        </table:table-row>
        <table:table-row table:style-name="ro2">
          <table:table-cell/>
          <table:table-cell table:style-name="ce6" table:formula="of:=[.B31]+1" office:value-type="float" office:value="30" calcext:value-type="float">
            <text:p>30</text:p>
          </table:table-cell>
          <table:table-cell table:style-name="ce8"/>
          <table:table-cell table:style-name="ce12" table:number-columns-repeated="3"/>
          <table:table-cell table:style-name="ce17" table:number-columns-repeated="3"/>
          <table:table-cell table:style-name="ce27" table:formula="of:=([.D32]*4*3+[.E32]*3+[.F32])/3 + ([.G32]*4*3+[.H32]*3+[.I32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style-name="ce2"/>
          <table:table-cell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3" table:number-columns-repeated="2"/>
          <table:table-cell table:style-name="ce15"/>
          <table:table-cell table:style-name="ce18" office:value-type="float" office:value="30" calcext:value-type="float">
            <text:p>30</text:p>
          </table:table-cell>
          <table:table-cell table:style-name="ce18" table:number-columns-repeated="2"/>
          <table:table-cell table:style-name="ce28" table:formula="of:=(4*[.G33]+[.H33]+[.I33])" office:value-type="float" office:value="120" calcext:value-type="float">
            <text:p>120</text:p>
          </table:table-cell>
          <table:table-cell table:style-name="ce14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35" table:formula="of:=AVERAGE([.$J$3:.$J$33])" office:value-type="float" office:value="6.45161290322581" calcext:value-type="float">
            <text:p>6,45</text:p>
          </table:table-cell>
          <table:table-cell table:style-name="ce38" table:formula="of:=STDEV([.$J$3:.$J$33])" office:value-type="float" office:value="22.4066042491604" calcext:value-type="float">
            <text:p>22,41</text:p>
          </table:table-cell>
          <table:table-cell table:number-columns-repeated="2"/>
        </table:table-row>
        <table:table-row table:style-name="ro2">
          <table:table-cell/>
          <table:table-cell table:style-name="ce5"/>
          <table:table-cell table:style-name="ce2"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Total (sans banque) :</text:p>
          </table:table-cell>
          <table:covered-table-cell table:style-name="ce23"/>
          <table:table-cell table:style-name="ce29" table:formula="of:=SUM([.J3:.J32])" office:value-type="float" office:value="80" calcext:value-type="float">
            <text:p>80,00</text:p>
          </table:table-cell>
          <table:table-cell table:style-name="ce33"/>
          <table:table-cell table:number-columns-repeated="6"/>
        </table:table-row>
        <table:table-row table:style-name="ro2">
          <table:table-cell/>
          <table:table-cell table:style-name="ce5"/>
          <table:table-cell table:style-name="ce2"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Moyenne / joueur :</text:p>
          </table:table-cell>
          <table:covered-table-cell table:style-name="ce24"/>
          <table:table-cell table:style-name="ce30" table:formula="of:=AVERAGE([.$J$3:.$J$32])" office:value-type="float" office:value="2.66666666666667" calcext:value-type="float">
            <text:p>2,67</text:p>
          </table:table-cell>
          <table:table-cell table:style-name="ce33"/>
          <table:table-cell table:number-columns-repeated="6"/>
        </table:table-row>
        <table:table-row table:style-name="ro2">
          <table:table-cell/>
          <table:table-cell table:style-name="ce5"/>
          <table:table-cell table:style-name="ce2"/>
          <table:table-cell table:style-name="ce14" table:number-columns-repeated="4"/>
          <table:table-cell table:style-name="ce21" office:value-type="string" calcext:value-type="string" table:number-columns-spanned="2" table:number-rows-spanned="1">
            <text:p>Ecart type :</text:p>
          </table:table-cell>
          <table:covered-table-cell table:style-name="ce25"/>
          <table:table-cell table:style-name="ce31" table:formula="of:=STDEV([.$J$3:.$J$32])" office:value-type="float" office:value="7.74299832032177" calcext:value-type="float">
            <text:p>7,74</text:p>
          </table:table-cell>
          <table:table-cell table:style-name="ce33"/>
          <table:table-cell table:number-columns-repeated="6"/>
        </table:table-row>
        <table:table-row table:style-name="ro2">
          <table:table-cell/>
          <table:table-cell table:style-name="ce2" table:number-columns-repeated="2"/>
          <table:table-cell table:style-name="ce14" table:number-columns-repeated="4"/>
          <table:table-cell table:style-name="ce22"/>
          <table:table-cell table:style-name="ce14"/>
          <table:table-cell table:style-name="ce32" table:number-columns-repeated="2"/>
          <table:table-cell table:number-columns-repeated="6"/>
        </table:table-row>
        <table:table-row table:style-name="ro1">
          <table:table-cell/>
          <table:table-cell table:style-name="ce2" table:number-columns-repeated="2"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Total (<text:span text:style-name="T2">avec</text:span> banque) :</text:p>
          </table:table-cell>
          <table:covered-table-cell table:style-name="ce23"/>
          <table:table-cell table:style-name="ce29" table:formula="of:=[.J34]+[.J33]" office:value-type="float" office:value="200" calcext:value-type="float">
            <text:p>200,00</text:p>
          </table:table-cell>
          <table:table-cell table:style-name="ce33"/>
          <table:table-cell table:style-name="ce2" table:number-columns-repeated="2"/>
          <table:table-cell table:number-columns-repeated="4"/>
        </table:table-row>
        <table:table-row table:style-name="ro2">
          <table:table-cell/>
          <table:table-cell table:style-name="ce2" table:number-columns-repeated="2"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Moyenne / joueur :</text:p>
          </table:table-cell>
          <table:covered-table-cell table:style-name="ce24"/>
          <table:table-cell table:style-name="ce30" table:formula="of:=AVERAGE([.$J$3:.$J$33])" office:value-type="float" office:value="6.45161290322581" calcext:value-type="float">
            <text:p>6,45</text:p>
          </table:table-cell>
          <table:table-cell table:style-name="ce33"/>
          <table:table-cell table:style-name="ce2" table:number-columns-repeated="2"/>
          <table:table-cell table:number-columns-repeated="4"/>
        </table:table-row>
        <table:table-row table:style-name="ro2">
          <table:table-cell/>
          <table:table-cell table:style-name="ce2" table:number-columns-repeated="2"/>
          <table:table-cell table:style-name="ce14" table:number-columns-repeated="4"/>
          <table:table-cell table:style-name="ce21" office:value-type="string" calcext:value-type="string" table:number-columns-spanned="2" table:number-rows-spanned="1">
            <text:p>Ecart type :</text:p>
          </table:table-cell>
          <table:covered-table-cell table:style-name="ce25"/>
          <table:table-cell table:style-name="ce31" table:formula="of:=STDEV([.$J$3:.$J$33])" office:value-type="float" office:value="22.4066042491604" calcext:value-type="float">
            <text:p>22,41</text:p>
          </table:table-cell>
          <table:table-cell table:style-name="ce33"/>
          <table:table-cell table:style-name="ce2" table:number-columns-repeated="2"/>
          <table:table-cell table:number-columns-repeated="4"/>
        </table:table-row>
        <table:table-row table:style-name="ro2">
          <table:table-cell>
            <draw:frame table:end-cell-address="DETTE.J74" table:end-x="7.5mm" table:end-y="0.7mm" draw:z-index="0" draw:style-name="gr1" draw:text-style-name="P1" svg:width="223.94mm" svg:height="149.26mm" svg:x="40.89mm" svg:y="-0.06mm">
              <draw:object draw:notify-on-update-of-ranges="DETTE.C3:DETTE.C32 DETTE.J2:DETTE.J2 DETTE.J3:DETTE.J32 DETTE.L2:DETTE.L2 DETTE.L3:DETTE.L32 DETTE.M2:DETTE.M2 DETTE.M3:DETTE.M3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table:number-columns-repeated="2"/>
          <table:table-cell table:style-name="ce14" table:number-columns-repeated="6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2">
          <table:table-cell/>
          <table:table-cell table:style-name="ce2" table:number-columns-repeated="9"/>
          <table:table-cell/>
          <table:table-cell table:style-name="ce2" table:number-columns-repeated="6"/>
        </table:table-row>
        <table:table-row table:style-name="ro2" table:number-rows-repeated="14">
          <table:table-cell/>
          <table:table-cell table:style-name="ce2" table:number-columns-repeated="9"/>
          <table:table-cell/>
          <table:table-cell table:style-name="ce2" table:number-columns-repeated="3"/>
          <table:table-cell table:style-name="ce39" table:number-columns-repeated="2"/>
          <table:table-cell table:style-name="ce2"/>
        </table:table-row>
        <table:table-row table:style-name="ro2" table:number-rows-repeated="2">
          <table:table-cell/>
          <table:table-cell table:style-name="ce2" table:number-columns-repeated="9"/>
          <table:table-cell/>
          <table:table-cell table:style-name="ce2" table:number-columns-repeated="6"/>
        </table:table-row>
        <table:table-row table:style-name="ro2" table:number-rows-repeated="14">
          <table:table-cell/>
          <table:table-cell table:style-name="ce2" table:number-columns-repeated="9"/>
          <table:table-cell/>
          <table:table-cell table:style-name="ce2" table:number-columns-repeated="3"/>
          <table:table-cell table:style-name="ce39" table:number-columns-repeated="2"/>
          <table:table-cell table:style-name="ce2"/>
        </table:table-row>
        <table:table-row table:style-name="ro2">
          <table:table-cell/>
          <table:table-cell table:style-name="ce2" table:number-columns-repeated="9"/>
          <table:table-cell/>
          <table:table-cell table:style-name="ce2" table:number-columns-repeated="6"/>
        </table:table-row>
        <table:table-row table:style-name="ro2">
          <table:table-cell>
            <draw:frame table:end-cell-address="DETTE.J104" table:end-x="7.4mm" table:end-y="0.55mm" draw:z-index="1" draw:style-name="gr1" draw:text-style-name="P1" svg:width="224.02mm" svg:height="132.07mm" svg:x="40.71mm" svg:y="3.42mm">
              <draw:object draw:notify-on-update-of-ranges="DETTE.C3:DETTE.C33 DETTE.J2:DETTE.J2 DETTE.J3:DETTE.J33 DETTE.N2:DETTE.N2 DETTE.N3:DETTE.N33 DETTE.O2:DETTE.O2 DETTE.O3:DETTE.O3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ce2" table:number-columns-repeated="9"/>
          <table:table-cell/>
          <table:table-cell table:style-name="ce2" table:number-columns-repeated="6"/>
        </table:table-row>
        <table:table-row table:style-name="ro2" table:number-rows-repeated="3">
          <table:table-cell/>
          <table:table-cell table:style-name="ce2" table:number-columns-repeated="9"/>
          <table:table-cell/>
          <table:table-cell table:style-name="ce2" table:number-columns-repeated="6"/>
        </table:table-row>
        <table:table-row table:style-name="ro2" table:number-rows-repeated="14">
          <table:table-cell table:number-columns-repeated="3"/>
          <table:table-cell table:style-name="ce2" table:number-columns-repeated="7"/>
          <table:table-cell/>
          <table:table-cell table:style-name="ce2" table:number-columns-repeated="6"/>
        </table:table-row>
        <table:table-row table:style-name="ro2" table:number-rows-repeated="104848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TRM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7" table:default-cell-style-name="ce2"/>
        <table:table-column table:style-name="co15" table:default-cell-style-name="ce2"/>
        <table:table-column table:style-name="co9" table:default-cell-style-name="ce2"/>
        <table:table-column table:style-name="co16" table:default-cell-style-name="ce2"/>
        <table:table-column table:style-name="co17" table:default-cell-style-name="ce2"/>
        <table:table-column table:style-name="co8" table:default-cell-style-name="ce2"/>
        <table:table-column table:style-name="co8" table:number-columns-repeated="2" table:default-cell-style-name="ce39"/>
        <table:table-column table:style-name="co14" table:default-cell-style-name="ce2"/>
        <table:table-column table:style-name="co14" table:number-columns-repeated="1008" table:default-cell-style-name="Default"/>
        <table:table-row table:style-name="ro2">
          <table:table-cell/>
          <table:table-cell table:style-name="ce3"/>
          <table:table-cell table:style-name="Default"/>
          <table:table-cell table:style-name="ce10" office:value-type="string" calcext:value-type="string" table:number-columns-spanned="3" table:number-rows-spanned="1">
            <text:p>Début du jeu<text:span text:style-name="T1"> →</text:span> Mort</text:p>
          </table:table-cell>
          <table:covered-table-cell table:number-columns-repeated="2" table:style-name="ce12"/>
          <table:table-cell table:style-name="ce16" office:value-type="string" calcext:value-type="string" table:number-columns-spanned="3" table:number-rows-spanned="1">
            <text:p>Naissance → Fin du jeu</text:p>
          </table:table-cell>
          <table:covered-table-cell table:number-columns-repeated="2" table:style-name="ce17"/>
          <table:table-cell table:style-name="Default" table:number-columns-repeated="2"/>
          <table:table-cell table:style-name="ce42" office:value-type="string" calcext:value-type="string" table:number-columns-spanned="2" table:number-rows-spanned="1">
            <text:p>Report pour graphique</text:p>
          </table:table-cell>
          <table:covered-table-cell table:style-name="ce36"/>
          <table:table-cell table:style-name="Default" table:number-columns-repeated="3"/>
          <table:table-cell table:number-columns-repeated="1008"/>
        </table:table-row>
        <table:table-row table:style-name="ro2">
          <table:table-cell table:style-name="ce1" office:value-type="string" calcext:value-type="string">
            <text:p>Géneration</text:p>
          </table:table-cell>
          <table:table-cell table:style-name="ce1" office:value-type="string" calcext:value-type="string">
            <text:p>Numéro</text:p>
          </table:table-cell>
          <table:table-cell table:style-name="ce7" office:value-type="string" calcext:value-type="string">
            <text:p>Nom joueur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 en DU</text:p>
          </table:table-cell>
          <table:table-cell table:style-name="ce11" office:value-type="string" calcext:value-type="string">
            <text:p>Bonbons</text:p>
          </table:table-cell>
          <table:table-cell table:style-name="ce11" office:value-type="string" calcext:value-type="string">
            <text:p>Cartes</text:p>
          </table:table-cell>
          <table:table-cell table:style-name="ce11" office:value-type="string" calcext:value-type="string">
            <text:p>Billets en DU</text:p>
          </table:table-cell>
          <table:table-cell table:style-name="ce11" office:value-type="string" calcext:value-type="string">
            <text:p>Total</text:p>
          </table:table-cell>
          <table:table-cell table:style-name="Default"/>
          <table:table-cell table:style-name="ce34" office:value-type="string" calcext:value-type="string">
            <text:p>Moyenne</text:p>
          </table:table-cell>
          <table:table-cell table:style-name="ce44" office:value-type="string" calcext:value-type="string">
            <text:p>Ecart type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Default" office:value-type="string" calcext:value-type="string">
            <text:p>Benoit</text:p>
          </table:table-cell>
          <table:table-cell table:style-name="ce12" office:value-type="float" office:value="3" calcext:value-type="float">
            <text:p>3</text:p>
          </table:table-cell>
          <table:table-cell table:style-name="ce12" table:number-columns-repeated="2"/>
          <table:table-cell table:style-name="ce17" table:number-columns-repeated="3"/>
          <table:table-cell table:style-name="ce27" table:formula="of:=([.D3]*4*3+[.E3]*3+[.F3])/3 + ([.G3]*4*3+[.H3]*3+[.I3])/3" office:value-type="float" office:value="12" calcext:value-type="float">
            <text:p>12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 table:formula="of:=[.B3]+1" office:value-type="float" office:value="2" calcext:value-type="float">
            <text:p>2</text:p>
          </table:table-cell>
          <table:table-cell table:style-name="Default" office:value-type="string" calcext:value-type="string">
            <text:p>Laetitia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7" table:number-columns-repeated="3"/>
          <table:table-cell table:style-name="ce27" table:formula="of:=([.D4]*4*3+[.E4]*3+[.F4])/3 + ([.G4]*4*3+[.H4]*3+[.I4])/3" office:value-type="float" office:value="16" calcext:value-type="float">
            <text:p>16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 table:formula="of:=[.B4]+1" office:value-type="float" office:value="3" calcext:value-type="float">
            <text:p>3</text:p>
          </table:table-cell>
          <table:table-cell table:style-name="Default" office:value-type="string" calcext:value-type="string">
            <text:p>Lionel</text:p>
          </table:table-cell>
          <table:table-cell table:style-name="ce12" office:value-type="float" office:value="9" calcext:value-type="float">
            <text:p>9</text:p>
          </table:table-cell>
          <table:table-cell table:style-name="ce12" table:number-columns-repeated="2"/>
          <table:table-cell table:style-name="ce17" table:number-columns-repeated="3"/>
          <table:table-cell table:style-name="ce27" table:formula="of:=([.D5]*4*3+[.E5]*3+[.F5])/3 + ([.G5]*4*3+[.H5]*3+[.I5])/3" office:value-type="float" office:value="36" calcext:value-type="float">
            <text:p>36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4" table:formula="of:=[.B5]+1" office:value-type="float" office:value="4" calcext:value-type="float">
            <text:p>4</text:p>
          </table:table-cell>
          <table:table-cell table:style-name="Default" office:value-type="string" calcext:value-type="string">
            <text:p>Ludo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2"/>
          <table:table-cell table:style-name="ce17" table:number-columns-repeated="3"/>
          <table:table-cell table:style-name="ce27" table:formula="of:=([.D6]*4*3+[.E6]*3+[.F6])/3 + ([.G6]*4*3+[.H6]*3+[.I6])/3" office:value-type="float" office:value="16" calcext:value-type="float">
            <text:p>16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6]+1" office:value-type="float" office:value="5" calcext:value-type="float">
            <text:p>5</text:p>
          </table:table-cell>
          <table:table-cell table:style-name="Default" office:value-type="string" calcext:value-type="string">
            <text:p>Steph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7]*4*3+[.E7]*3+[.F7])/3 + ([.G7]*4*3+[.H7]*3+[.I7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4" table:formula="of:=[.B7]+1" office:value-type="float" office:value="6" calcext:value-type="float">
            <text:p>6</text:p>
          </table:table-cell>
          <table:table-cell table:style-name="Default" office:value-type="string" calcext:value-type="string">
            <text:p>Vincent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8]*4*3+[.E8]*3+[.F8])/3 + ([.G8]*4*3+[.H8]*3+[.I8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4" table:formula="of:=[.B8]+1" office:value-type="float" office:value="7" calcext:value-type="float">
            <text:p>7</text:p>
          </table:table-cell>
          <table:table-cell table:style-name="Default" office:value-type="string" calcext:value-type="string">
            <text:p>Benoît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9]*4*3+[.E9]*3+[.F9])/3 + ([.G9]*4*3+[.H9]*3+[.I9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4" table:formula="of:=[.B9]+1" office:value-type="float" office:value="8" calcext:value-type="float">
            <text:p>8</text:p>
          </table:table-cell>
          <table:table-cell table:style-name="Default" office:value-type="string" calcext:value-type="string">
            <text:p>Etienn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0]*4*3+[.E10]*3+[.F10])/3 + ([.G10]*4*3+[.H10]*3+[.I10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4" table:formula="of:=[.B10]+1" office:value-type="float" office:value="9" calcext:value-type="float">
            <text:p>9</text:p>
          </table:table-cell>
          <table:table-cell table:style-name="Default" office:value-type="string" calcext:value-type="string">
            <text:p>Pierr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1]*4*3+[.E11]*3+[.F11])/3 + ([.G11]*4*3+[.H11]*3+[.I11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4" table:formula="of:=[.B11]+1" office:value-type="float" office:value="10" calcext:value-type="float">
            <text:p>10</text:p>
          </table:table-cell>
          <table:table-cell table:style-name="Default" office:value-type="string" calcext:value-type="string">
            <text:p>Jacques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2]*4*3+[.E12]*3+[.F12])/3 + ([.G12]*4*3+[.H12]*3+[.I12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5" table:formula="of:=[.B12]+1" office:value-type="float" office:value="11" calcext:value-type="float">
            <text:p>11</text:p>
          </table:table-cell>
          <table:table-cell office:value-type="string" calcext:value-type="string">
            <text:p>Jean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3]*4*3+[.E13]*3+[.F13])/3 + ([.G13]*4*3+[.H13]*3+[.I13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4" table:formula="of:=[.B13]+1" office:value-type="float" office:value="12" calcext:value-type="float">
            <text:p>12</text:p>
          </table:table-cell>
          <table:table-cell table:style-name="Default" office:value-type="string" calcext:value-type="string">
            <text:p>Magali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4]*4*3+[.E14]*3+[.F14])/3 + ([.G14]*4*3+[.H14]*3+[.I14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4]+1" office:value-type="float" office:value="13" calcext:value-type="float">
            <text:p>13</text:p>
          </table:table-cell>
          <table:table-cell table:style-name="Default" office:value-type="string" calcext:value-type="string">
            <text:p>Carole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5]*4*3+[.E15]*3+[.F15])/3 + ([.G15]*4*3+[.H15]*3+[.I15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4" table:formula="of:=[.B15]+1" office:value-type="float" office:value="14" calcext:value-type="float">
            <text:p>14</text:p>
          </table:table-cell>
          <table:table-cell table:style-name="Default" office:value-type="string" calcext:value-type="string">
            <text:p>Alfred</text:p>
          </table:table-cell>
          <table:table-cell table:style-name="ce12" table:number-columns-repeated="3"/>
          <table:table-cell table:style-name="ce17" table:number-columns-repeated="3"/>
          <table:table-cell table:style-name="ce27" table:formula="of:=([.D16]*4*3+[.E16]*3+[.F16])/3 + ([.G16]*4*3+[.H16]*3+[.I16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16]+1" office:value-type="float" office:value="15" calcext:value-type="float">
            <text:p>15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17]*4*3+[.E17]*3+[.F17])/3 + ([.G17]*4*3+[.H17]*3+[.I17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17]+1" office:value-type="float" office:value="16" calcext:value-type="float">
            <text:p>16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18]*4*3+[.E18]*3+[.F18])/3 + ([.G18]*4*3+[.H18]*3+[.I18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18]+1" office:value-type="float" office:value="17" calcext:value-type="float">
            <text:p>17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19]*4*3+[.E19]*3+[.F19])/3 + ([.G19]*4*3+[.H19]*3+[.I19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19]+1" office:value-type="float" office:value="18" calcext:value-type="float">
            <text:p>18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0]*4*3+[.E20]*3+[.F20])/3 + ([.G20]*4*3+[.H20]*3+[.I20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0]+1" office:value-type="float" office:value="19" calcext:value-type="float">
            <text:p>19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1]*4*3+[.E21]*3+[.F21])/3 + ([.G21]*4*3+[.H21]*3+[.I21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1]+1" office:value-type="float" office:value="20" calcext:value-type="float">
            <text:p>20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2]*4*3+[.E22]*3+[.F22])/3 + ([.G22]*4*3+[.H22]*3+[.I22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2]+1" office:value-type="float" office:value="21" calcext:value-type="float">
            <text:p>21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3]*4*3+[.E23]*3+[.F23])/3 + ([.G23]*4*3+[.H23]*3+[.I23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5" table:formula="of:=[.B23]+1" office:value-type="float" office:value="22" calcext:value-type="float">
            <text:p>22</text:p>
          </table:table-cell>
          <table:table-cell/>
          <table:table-cell table:style-name="ce12" table:number-columns-repeated="3"/>
          <table:table-cell table:style-name="ce17" table:number-columns-repeated="3"/>
          <table:table-cell table:style-name="ce27" table:formula="of:=([.D24]*4*3+[.E24]*3+[.F24])/3 + ([.G24]*4*3+[.H24]*3+[.I24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4]+1" office:value-type="float" office:value="23" calcext:value-type="float">
            <text:p>23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5]*4*3+[.E25]*3+[.F25])/3 + ([.G25]*4*3+[.H25]*3+[.I25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5]+1" office:value-type="float" office:value="24" calcext:value-type="float">
            <text:p>24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6]*4*3+[.E26]*3+[.F26])/3 + ([.G26]*4*3+[.H26]*3+[.I26])/3" office:value-type="float" office:value="0" calcext:value-type="float">
            <text:p>0</text:p>
          </table:table-cell>
          <table:table-cell table:style-name="Default"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6]+1" office:value-type="float" office:value="25" calcext:value-type="float">
            <text:p>25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7]*4*3+[.E27]*3+[.F27])/3 + ([.G27]*4*3+[.H27]*3+[.I27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Default" table:number-columns-repeated="3"/>
          <table:table-cell table:number-columns-repeated="1008"/>
        </table:table-row>
        <table:table-row table:style-name="ro2">
          <table:table-cell/>
          <table:table-cell table:style-name="ce4" table:formula="of:=[.B27]+1" office:value-type="float" office:value="26" calcext:value-type="float">
            <text:p>26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8]*4*3+[.E28]*3+[.F28])/3 + ([.G28]*4*3+[.H28]*3+[.I28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style-name="ce2" table:number-columns-repeated="2"/>
          <table:table-cell table:number-columns-repeated="1009"/>
        </table:table-row>
        <table:table-row table:style-name="ro2">
          <table:table-cell/>
          <table:table-cell table:style-name="ce4" table:formula="of:=[.B28]+1" office:value-type="float" office:value="27" calcext:value-type="float">
            <text:p>27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29]*4*3+[.E29]*3+[.F29])/3 + ([.G29]*4*3+[.H29]*3+[.I29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number-columns-repeated="1011"/>
        </table:table-row>
        <table:table-row table:style-name="ro2">
          <table:table-cell/>
          <table:table-cell table:style-name="ce4" table:formula="of:=[.B29]+1" office:value-type="float" office:value="28" calcext:value-type="float">
            <text:p>28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30]*4*3+[.E30]*3+[.F30])/3 + ([.G30]*4*3+[.H30]*3+[.I30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number-columns-repeated="1011"/>
        </table:table-row>
        <table:table-row table:style-name="ro2">
          <table:table-cell/>
          <table:table-cell table:style-name="ce4" table:formula="of:=[.B30]+1" office:value-type="float" office:value="29" calcext:value-type="float">
            <text:p>29</text:p>
          </table:table-cell>
          <table:table-cell table:style-name="Default"/>
          <table:table-cell table:style-name="ce12" table:number-columns-repeated="3"/>
          <table:table-cell table:style-name="ce17" table:number-columns-repeated="3"/>
          <table:table-cell table:style-name="ce27" table:formula="of:=([.D31]*4*3+[.E31]*3+[.F31])/3 + ([.G31]*4*3+[.H31]*3+[.I31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number-columns-repeated="1011"/>
        </table:table-row>
        <table:table-row table:style-name="ro2">
          <table:table-cell/>
          <table:table-cell table:style-name="ce6" table:formula="of:=[.B31]+1" office:value-type="float" office:value="30" calcext:value-type="float">
            <text:p>30</text:p>
          </table:table-cell>
          <table:table-cell table:style-name="ce8"/>
          <table:table-cell table:style-name="ce12" table:number-columns-repeated="3"/>
          <table:table-cell table:style-name="ce17" table:number-columns-repeated="3"/>
          <table:table-cell table:style-name="ce27" table:formula="of:=([.D32]*4*3+[.E32]*3+[.F32])/3 + ([.G32]*4*3+[.H32]*3+[.I32])/3" office:value-type="float" office:value="0" calcext:value-type="float">
            <text:p>0</text:p>
          </table:table-cell>
          <table:table-cell/>
          <table:table-cell table:style-name="ce35" table:formula="of:=AVERAGE([.$J$3:.$J$32])" office:value-type="float" office:value="2.66666666666667" calcext:value-type="float">
            <text:p>2,67</text:p>
          </table:table-cell>
          <table:table-cell table:style-name="ce38" table:formula="of:=STDEV([.$J$3:.$J$32])" office:value-type="float" office:value="7.74299832032177" calcext:value-type="float">
            <text:p>7,74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5"/>
          <table:table-cell table:style-name="ce9"/>
          <table:table-cell table:style-name="ce14" table:number-columns-repeated="2"/>
          <table:table-cell table:style-name="ce40"/>
          <table:table-cell table:style-name="ce14" table:number-columns-repeated="3"/>
          <table:table-cell table:style-name="ce41"/>
          <table:table-cell/>
          <table:table-cell table:style-name="ce43"/>
          <table:table-cell table:style-name="ce45"/>
          <table:table-cell table:number-columns-repeated="3"/>
          <table:table-cell table:style-name="ce2" table:number-columns-repeated="1008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19" office:value-type="string" calcext:value-type="string" table:number-columns-spanned="2" table:number-rows-spanned="1">
            <text:p>Total :</text:p>
          </table:table-cell>
          <table:covered-table-cell table:style-name="ce23"/>
          <table:table-cell table:style-name="ce29" table:formula="of:=SUM([.J3:.J32])" office:value-type="float" office:value="80" calcext:value-type="float">
            <text:p>80,00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20" office:value-type="string" calcext:value-type="string" table:number-columns-spanned="2" table:number-rows-spanned="1">
            <text:p>Moyenne / joueur :</text:p>
          </table:table-cell>
          <table:covered-table-cell table:style-name="ce24"/>
          <table:table-cell table:style-name="ce30" table:formula="of:=AVERAGE([.$J$3:.$J$32])" office:value-type="float" office:value="2.66666666666667" calcext:value-type="float">
            <text:p>2,67</text:p>
          </table:table-cell>
          <table:table-cell table:number-columns-repeated="1014"/>
        </table:table-row>
        <table:table-row table:style-name="ro2">
          <table:table-cell/>
          <table:table-cell table:style-name="ce5"/>
          <table:table-cell/>
          <table:table-cell table:style-name="ce14" table:number-columns-repeated="4"/>
          <table:table-cell table:style-name="ce21" office:value-type="string" calcext:value-type="string" table:number-columns-spanned="2" table:number-rows-spanned="1">
            <text:p>Ecart type :</text:p>
          </table:table-cell>
          <table:covered-table-cell table:style-name="ce25"/>
          <table:table-cell table:style-name="ce31" table:formula="of:=STDEV([.$J$3:.$J$32])" office:value-type="float" office:value="7.74299832032177" calcext:value-type="float">
            <text:p>7,74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2"/>
          <table:table-cell>
            <draw:frame table:end-cell-address="TRM.L72" table:end-x="21.73mm" table:end-y="2.92mm" draw:z-index="0" draw:style-name="gr1" draw:text-style-name="P1" svg:width="232.12mm" svg:height="141.11mm" svg:x="6.31mm" svg:y="1.79mm">
              <draw:object draw:notify-on-update-of-ranges="TRM.C3:TRM.C32 TRM.J2:TRM.J2 TRM.J3:TRM.J32 TRM.L2:TRM.L2 TRM.L3:TRM.L32 TRM.M2:TRM.M2 TRM.M3:TRM.M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3"/>
          <table:table-cell table:style-name="ce2" table:number-columns-repeated="2"/>
          <table:table-cell table:number-columns-repeated="100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3"/>
          <table:table-cell table:style-name="ce14" table:number-columns-repeated="6"/>
          <table:table-cell table:style-name="ce39"/>
          <table:table-cell table:number-columns-repeated="1014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18">
          <table:table-cell table:number-columns-repeated="13"/>
          <table:table-cell table:style-name="ce2" table:number-columns-repeated="2"/>
          <table:table-cell table:number-columns-repeated="1009"/>
        </table:table-row>
        <table:table-row table:style-name="ro2">
          <table:table-cell table:number-columns-repeated="13"/>
          <table:table-cell table:style-name="ce2" table:number-columns-repeated="2"/>
          <table:table-cell table:number-columns-repeated="1009"/>
        </table:table-row>
      </table:table>
      <table:named-expressions/>
      <table:database-ranges>
        <table:database-range table:name="__Anonymous_Sheet_DB__1" table:target-range-address="TRM.C2:TRM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09:05:10.14692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by </meta:initial-creator>
    <meta:creation-date>2015-06-02T09:36:28.043422460</meta:creation-date>
    <dc:date>2015-06-11T09:08:32.764727976</dc:date>
    <meta:editing-duration>PT12H4M34S</meta:editing-duration>
    <meta:editing-cycles>32</meta:editing-cycles>
    <meta:generator>LibreOffice/4.4.3.2$Linux_X86_64 LibreOffice_project/40m0$Build-2</meta:generator>
    <dc:creator>Bobby </dc:creator>
    <meta:document-statistic meta:table-count="2" meta:cell-count="42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13cm" svg:height="14.112cm" xlink:href=".." xlink:type="simple" chart:class="chart:bar" chart:style-name="ch1">
        <chart:title svg:x="10.134cm" svg:y="0.418cm" chart:style-name="ch2">
          <text:p>Monnaie Libre</text:p>
        </chart:title>
        <chart:subtitle svg:x="10.956cm" svg:y="1.643cm" chart:style-name="ch3">
          <text:p>(TRM)</text:p>
        </chart:subtitle>
        <chart:legend chart:legend-position="top" svg:x="8.053cm" svg:y="2.398cm" style:legend-expansion="wide" chart:style-name="ch4"/>
        <chart:plot-area chart:style-name="ch5" table:cell-range-address="TRM.C3:TRM.C32 TRM.J2:TRM.J32 TRM.L2:TRM.M32" chart:data-source-has-labels="both" svg:x="0.464cm" svg:y="3.279cm" svg:width="22.285cm" svg:height="10.551cm">
          <chartooo:coordinate-region svg:x="1.562cm" svg:y="3.478cm" svg:width="21.187cm" svg:height="9.307cm"/>
          <chart:axis chart:dimension="x" chart:name="primary-x" chart:style-name="ch6" chartooo:axis-type="auto">
            <chartooo:date-scale/>
            <chart:categories table:cell-range-address="TRM.C3:TRM.C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TRM.J3:TRM.J32" chart:label-cell-address="TRM.J2:TRM.J2" chart:class="chart:bar">
            <chart:data-point chart:repeated="30"/>
          </chart:series>
          <chart:series chart:style-name="ch10" chart:values-cell-range-address="TRM.L3:TRM.L32" chart:label-cell-address="TRM.L2:TRM.L2" chart:class="chart:line">
            <chart:data-point chart:repeated="30"/>
          </chart:series>
          <chart:series chart:style-name="ch11" chart:values-cell-range-address="TRM.M3:TRM.M32" chart:label-cell-address="TRM.M2:TRM.M2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TRM.J2:TRM.J2</svg:desc>
                </draw:g>
              </table:table-cell>
              <table:table-cell office:value-type="string">
                <text:p>Moyenne</text:p>
                <draw:g>
                  <svg:desc>TRM.L2:TRM.L2</svg:desc>
                </draw:g>
              </table:table-cell>
              <table:table-cell office:value-type="string">
                <text:p>Ecart type</text:p>
                <draw:g>
                  <svg:desc>TRM.M2:TR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TRM.C3:TRM.C32</svg:desc>
                </draw:g>
              </table:table-cell>
              <table:table-cell office:value-type="float" office:value="12">
                <text:p>12</text:p>
                <draw:g>
                  <svg:desc>TRM.J3:TRM.J32</svg:desc>
                </draw:g>
              </table:table-cell>
              <table:table-cell office:value-type="float" office:value="2.66666666666667">
                <text:p>2.66666666666667</text:p>
                <draw:g>
                  <svg:desc>TRM.L3:TRM.L32</svg:desc>
                </draw:g>
              </table:table-cell>
              <table:table-cell office:value-type="float" office:value="7.74299832032177">
                <text:p>7.74299832032177</text:p>
                <draw:g>
                  <svg:desc>TRM.M3:TRM.M32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16">
                <text:p>1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36">
                <text:p>3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6">
                <text:p>1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95cm" svg:height="14.927cm" xlink:href=".." xlink:type="simple" chart:class="chart:bar" chart:style-name="ch1">
        <chart:title svg:x="9.685cm" svg:y="0.434cm" chart:style-name="ch2">
          <text:p>Monnaie Dette</text:p>
        </chart:title>
        <chart:subtitle svg:x="8.78cm" svg:y="1.06cm" chart:style-name="ch3">
          <text:p>(sans compter la Banque)</text:p>
        </chart:subtitle>
        <chart:legend chart:legend-position="top" svg:x="7.644cm" svg:y="2.431cm" style:legend-expansion="wide" chart:style-name="ch4"/>
        <chart:plot-area chart:style-name="ch5" table:cell-range-address="DETTE.C3:DETTE.C32 DETTE.J2:DETTE.J32 DETTE.L2:DETTE.M32" chart:data-source-has-labels="both" svg:x="0.447cm" svg:y="3.327cm" svg:width="21.501cm" svg:height="11.302cm">
          <chartooo:coordinate-region svg:x="1.545cm" svg:y="3.526cm" svg:width="20.403cm" svg:height="10.058cm"/>
          <chart:axis chart:dimension="x" chart:name="primary-x" chart:style-name="ch6" chartooo:axis-type="auto">
            <chartooo:date-scale/>
            <chart:categories table:cell-range-address="DETTE.C3:DETTE.C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TE.J3:DETTE.J32" chart:label-cell-address="DETTE.J2:DETTE.J2" chart:class="chart:bar">
            <chart:data-point chart:repeated="30"/>
          </chart:series>
          <chart:series chart:style-name="ch10" chart:values-cell-range-address="DETTE.L3:DETTE.L32" chart:label-cell-address="DETTE.L2:DETTE.L2" chart:class="chart:line">
            <chart:data-point chart:repeated="30"/>
          </chart:series>
          <chart:series chart:style-name="ch11" chart:values-cell-range-address="DETTE.M3:DETTE.M32" chart:label-cell-address="DETTE.M2:DETTE.M2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DETTE.J2:DETTE.J2</svg:desc>
                </draw:g>
              </table:table-cell>
              <table:table-cell office:value-type="string">
                <text:p>Moyenne</text:p>
                <draw:g>
                  <svg:desc>DETTE.L2:DETTE.L2</svg:desc>
                </draw:g>
              </table:table-cell>
              <table:table-cell office:value-type="string">
                <text:p>Ecart type</text:p>
                <draw:g>
                  <svg:desc>DETTE.M2:DETTE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DETTE.C3:DETTE.C32</svg:desc>
                </draw:g>
              </table:table-cell>
              <table:table-cell office:value-type="float" office:value="12">
                <text:p>12</text:p>
                <draw:g>
                  <svg:desc>DETTE.J3:DETTE.J32</svg:desc>
                </draw:g>
              </table:table-cell>
              <table:table-cell office:value-type="float" office:value="2.66666666666667">
                <text:p>2.66666666666667</text:p>
                <draw:g>
                  <svg:desc>DETTE.L3:DETTE.L32</svg:desc>
                </draw:g>
              </table:table-cell>
              <table:table-cell office:value-type="float" office:value="7.74299832032177">
                <text:p>7.74299832032177</text:p>
                <draw:g>
                  <svg:desc>DETTE.M3:DETTE.M32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16">
                <text:p>1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36">
                <text:p>3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6">
                <text:p>16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74299832032177">
                <text:p>7.742998320321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03cm" svg:height="13.208cm" xlink:href=".." xlink:type="simple" chart:class="chart:bar" chart:style-name="ch1">
        <chart:title svg:x="9.689cm" svg:y="0.4cm" chart:style-name="ch2">
          <text:p>Monnaie Dette</text:p>
        </chart:title>
        <chart:subtitle svg:x="9.032cm" svg:y="1.041cm" chart:style-name="ch3">
          <text:p>(en comptant la Banque)</text:p>
        </chart:subtitle>
        <chart:legend chart:legend-position="top" svg:x="7.648cm" svg:y="2.363cm" style:legend-expansion="wide" chart:style-name="ch4"/>
        <chart:plot-area chart:style-name="ch5" table:cell-range-address="DETTE.C3:DETTE.C33 DETTE.J2:DETTE.J33 DETTE.N2:DETTE.O33" chart:data-source-has-labels="both" svg:x="0.448cm" svg:y="3.225cm" svg:width="21.507cm" svg:height="9.719cm">
          <chartooo:coordinate-region svg:x="1.731cm" svg:y="3.424cm" svg:width="20.224cm" svg:height="8.475cm"/>
          <chart:axis chart:dimension="x" chart:name="primary-x" chart:style-name="ch6" chartooo:axis-type="auto">
            <chartooo:date-scale/>
            <chart:categories table:cell-range-address="DETTE.C3:DETTE.C3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TTE.J3:DETTE.J33" chart:label-cell-address="DETTE.J2:DETTE.J2" chart:class="chart:bar">
            <chart:data-point chart:repeated="31"/>
          </chart:series>
          <chart:series chart:style-name="ch10" chart:values-cell-range-address="DETTE.N3:DETTE.N33" chart:label-cell-address="DETTE.N2:DETTE.N2" chart:class="chart:line">
            <chart:data-point chart:repeated="31"/>
          </chart:series>
          <chart:series chart:style-name="ch11" chart:values-cell-range-address="DETTE.O3:DETTE.O33" chart:label-cell-address="DETTE.O2:DETTE.O2" chart:class="chart:line">
            <chart:data-point chart:repeated="3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DETTE.J2:DETTE.J2</svg:desc>
                </draw:g>
              </table:table-cell>
              <table:table-cell office:value-type="string">
                <text:p>Moyenne</text:p>
                <draw:g>
                  <svg:desc>DETTE.N2:DETTE.N2</svg:desc>
                </draw:g>
              </table:table-cell>
              <table:table-cell office:value-type="string">
                <text:p>Ecart type</text:p>
                <draw:g>
                  <svg:desc>DETTE.O2:DETTE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enoit</text:p>
                <draw:g>
                  <svg:desc>DETTE.C3:DETTE.C33</svg:desc>
                </draw:g>
              </table:table-cell>
              <table:table-cell office:value-type="float" office:value="12">
                <text:p>12</text:p>
                <draw:g>
                  <svg:desc>DETTE.J3:DETTE.J33</svg:desc>
                </draw:g>
              </table:table-cell>
              <table:table-cell office:value-type="float" office:value="6.45161290322581">
                <text:p>6.45161290322581</text:p>
                <draw:g>
                  <svg:desc>DETTE.N3:DETTE.N33</svg:desc>
                </draw:g>
              </table:table-cell>
              <table:table-cell office:value-type="float" office:value="22.4066042491604">
                <text:p>22.4066042491604</text:p>
                <draw:g>
                  <svg:desc>DETTE.O3:DETTE.O33</svg:desc>
                </draw:g>
              </table:table-cell>
            </table:table-row>
            <table:table-row>
              <table:table-cell office:value-type="string">
                <text:p>Laetitia</text:p>
              </table:table-cell>
              <table:table-cell office:value-type="float" office:value="16">
                <text:p>16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Lionel</text:p>
              </table:table-cell>
              <table:table-cell office:value-type="float" office:value="36">
                <text:p>36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Ludo</text:p>
              </table:table-cell>
              <table:table-cell office:value-type="float" office:value="16">
                <text:p>16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Steph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Vincent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Benoît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Etienne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Pierre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Jacques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Jean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Magalie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Carole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>Alfred</text:p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0">
                <text:p>120</text:p>
              </table:table-cell>
              <table:table-cell office:value-type="float" office:value="6.45161290322581">
                <text:p>6.45161290322581</text:p>
              </table:table-cell>
              <table:table-cell office:value-type="float" office:value="22.4066042491604">
                <text:p>22.40660424916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